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1" svg:font-family="Tahoma"/>
    <style:font-face style:name="Courier New" svg:font-family="'Courier New'" style:font-family-generic="modern"/>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Verdana1" svg:font-family="Verdana" style:font-adornments="Bold Italic"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style:use-window-font-color="true" style:font-name="Arial" fo:font-size="11pt" fo:language="en" fo:country="US" fo:font-style="normal" style:font-name-asian="Times New Roman" style:font-size-asian="11pt" style:font-style-asian="normal" style:font-name-complex="Times New Roman" style:font-size-complex="11pt" style:language-complex="ar" style:country-complex="SA" style:font-style-complex="normal"/>
    </style:style>
    <style:style style:name="P3" style:family="paragraph" style:parent-style-name="Standard">
      <style:paragraph-properties fo:text-align="center" style:justify-single-word="false"/>
    </style:style>
    <style:style style:name="P4" style:family="paragraph" style:parent-style-name="Heading_20_3">
      <style:text-properties fo:font-style="normal" style:font-style-asian="normal" style:font-style-complex="normal"/>
    </style:style>
    <style:style style:name="P5" style:family="paragraph" style:parent-style-name="Standard" style:list-style-name="L1"/>
    <style:style style:name="P6" style:family="paragraph" style:parent-style-name="Standard" style:list-style-name="L1"/>
    <style:style style:name="P7" style:family="paragraph" style:parent-style-name="Standard" style:list-style-name="L1"/>
    <style:style style:name="P8" style:family="paragraph" style:parent-style-name="Standard" style:list-style-name="L1"/>
    <style:style style:name="P9" style:family="paragraph" style:parent-style-name="Standard" style:list-style-name="L2"/>
    <style:style style:name="P10" style:family="paragraph" style:parent-style-name="Standard" style:list-style-name="L2"/>
    <style:style style:name="P11" style:family="paragraph" style:parent-style-name="Standard" style:list-style-name="L2"/>
    <style:style style:name="P12" style:family="paragraph" style:parent-style-name="Standard" style:list-style-name="L2"/>
    <style:style style:name="P13" style:family="paragraph" style:parent-style-name="Standard" style:list-style-name="L2"/>
    <style:style style:name="P14" style:family="paragraph" style:parent-style-name="Heading_20_2" style:master-page-name="Standard"/>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9pt" style:font-size-asian="9pt" style:font-size-complex="9pt"/>
    </style:style>
    <style:style style:name="fr1" style:family="graphic" style:parent-style-name="Frame">
      <style:graphic-properties style:vertical-pos="from-top" style:vertical-rel="paragraph" style:horizontal-pos="from-left" style:horizontal-rel="paragraph"/>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2">Overview</text:h>
      <text:p text:style-name="Standard">Security is important, specially when the system is a billing system. Here you have all your customer's information: contact, credit cards, purchasing behavior, etc.</text:p>
      <text:p text:style-name="Standard">It is very important to take security as an area that needs to be addressed from a number of different fronts: your network, access to the server that is running jbilling and the database that is supporting jbilling.</text:p>
      <text:p text:style-name="Standard"><draw:frame draw:style-name="fr1" draw:name="Frame1" text:anchor-type="paragraph" svg:x="9.925cm" svg:y="0.307cm" svg:width="5.239cm" draw:z-index="0"><draw:text-box fo:min-height="5.281cm"><text:p text:style-name="Frame_20_contents">To run jbilling securely make sure that your network, operating system and database are secure to the level that a system handling sensitive information deserves. That will be a very good start. For the rest, a few additional configuration setting will give you a high degree of security.</text:p></draw:text-box></draw:frame>For example, if you are running on a secure operating system such as Linux, it will be very difficult for someone to gain access to it without a password. <text:s/>Yet, simply Installing Linux and using it with all the parameters out of the box is not a good idea. You need to configure its many security options, like the firewall. Closing unneeded ports to the outside and shutting down services that are not required are just some of the tasks that relate to securing your server.</text:p>
      <text:p text:style-name="Standard">The same applies to your database. A robust database has built-in security that, when used properly, give you a good degree of security on the data stored there.</text:p>
      <text:p text:style-name="Standard">This is why, with jbilling, we have mostly focused on those areas that, no matter how secure your OS and database, if the application is not secure it would mean unauthorized access to the billing system.</text:p>
      <text:h text:style-name="Heading_20_2" text:outline-level="2">Credit cards</text:h>
      <text:p text:style-name="Standard">Credit card information, number, names, etc, is one of the most sensitive types of information that jbilling will hold. Thus, it can be stored in the database with encryption. This would prevent (or at least, make it more difficult) someone gaining access to your database from taking your customer's credit card numbers.</text:p>
      <text:h text:style-name="Heading_20_3" text:outline-level="3">Encryption</text:h>
      <text:p text:style-name="Standard">Encryption is done by using a secret key. This key helps to scramble the the name and number of a credit card so it gets stored in an non-readable way in the database.</text:p>
      <text:p text:style-name="Standard">The key is stored in the <text:span text:style-name="Code">jbilling.properties</text:span> file, under the property 'credit_card_password'. Make sure you change the default value to some rather lengthly and random string. Do not use readable words.</text:p>
      <text:p text:style-name="Standard">Because a key is involved in the encryption and decryption process, it is very important to secure the <text:span text:style-name="Code">jbilling.properties</text:span> files well. Use your operating system features to make sure that only those authorized can read this file.</text:p>
      <text:p text:style-name="Standard"><draw:frame draw:style-name="fr1" draw:name="Frame2" text:anchor-type="paragraph" svg:x="0.582cm" svg:y="0.199cm" svg:width="13.79cm" draw:z-index="1"><draw:text-box fo:min-height="1.42cm"><text:p text:style-name="Frame_20_contents">With UNIX based system, it is a good idea to make jbilling.properties readable only to root with permissions '440'.</text:p></draw:text-box></draw:frame></text:p>
      <text:p text:style-name="Standard"/>
      <text:p text:style-name="Standard"/>
      <text:p text:style-name="Standard">The next step is to enable credit card encryption. This is done through another property in the file <text:span text:style-name="Code">jbilling.properties</text:span>. If 'credit_card_secure' is 'true', then all the names and numbers will be stored encrypted. If is 'false', they will be stored in plain, readable text.</text:p>
      <text:p text:style-name="Standard">This property <text:span text:style-name="T1">has</text:span><text:span text:style-name="T2"> to be set when you are installing jbilling, therefore </text:span><text:span text:style-name="T1">before</text:span><text:span text:style-name="T2"> any data has been entered in the system. Once you have any credit cards stored in the database, you can not change the 'credit_card_secure' property. In that case, some data will be already be stored either encrypted or not, and when you change the property, the system will not be able to understand the data (it will expect it to be either encrypted or plain text, when in fact it is stored the other way).</text:span></text:p>
      <text:h text:style-name="Heading_20_3" text:outline-level="3">Hiding</text:h>
      <text:p text:style-name="Standard">Encrypting the data in the database is important, but that does not prevent users from seeing credit card information. A user with role 'clerk' or higher can see the credit card information of all the customers in the system. Additionally, a customer can see her own credit card information which is a problem if someone else finds out her password to login to jbilling.</text:p>
      <text:p text:style-name="Standard">It is common to want to prevent any potential problems by just making all the credit card numbers to be masked so only the last four digits are displayed to any user. To enable this 'credit card number hiding' in jbilling, you need to do so with a jbilling preference. In this case is preference number 37 and it has to be setup to '1'. See the preferences section for more information on how to do this.</text:p>
      <text:p text:style-name="Standard">By using this preference, the system also hides the credit card number from the log files generated by the system and even in API calls to retrieve user information. </text:p>
      <text:p text:style-name="Standard">Combining this feature with the credit card encryption (and, most important, a secure operating system, database and network), will make jbilling a very secure billing system where you can safely store your customer's credit card information.</text:p>
      <text:h text:style-name="Heading_20_2" text:outline-level="2">Password management</text:h>
      <text:p text:style-name="Standard">A user password is the most important security feature to prevent unauthorized access to the system. There are several security features built-in jbilling to help keep passwords secret to their owners.</text:p>
      <text:p text:style-name="Standard"><draw:frame draw:style-name="fr1" draw:name="Frame3" text:anchor-type="paragraph" svg:x="1.379cm" svg:y="0.004cm" svg:width="12.344cm" style:rel-width="81%" draw:z-index="2"><draw:text-box fo:min-height="1.819cm"><text:p text:style-name="Frame_20_contents">If your jbilling setup is such that you do not want external users to access it (including customers), take advantage of a firewall to block connections coming from the Internet.</text:p></draw:text-box></draw:frame></text:p>
      <text:h text:style-name="Heading_20_3" text:outline-level="3"/>
      <text:h text:style-name="Heading_20_3" text:outline-level="3">Requirements</text:h>
      <text:p text:style-name="Standard">A password needs to comply with some requirements to be accepted by jbilling:</text:p>
      <text:list text:style-name="L1">
        <text:list-item>
          <text:p text:style-name="P5">It has to be at least six characters long.</text:p>
        </text:list-item>
        <text:list-item>
          <text:p text:style-name="P5">It needs to contain both numbers and letters.</text:p>
        </text:list-item>
        <text:list-item>
          <text:p text:style-name="P5">It can not be the same as any previous password for this user for the last two years (applies only when changing the password, not when creating a new user).</text:p>
        </text:list-item>
        <text:list-item>
          <text:p text:style-name="P5">It can not be the same as any field from the contact information (first name, for example).</text:p>
        </text:list-item>
      </text:list>
      <text:p text:style-name="Standard"/>
      <text:h text:style-name="Heading_20_3" text:outline-level="3"><draw:frame draw:style-name="fr1" draw:name="Frame4" text:anchor-type="paragraph" svg:x="9.449cm" svg:y="0.039cm" svg:width="5.532cm" draw:z-index="3"><draw:text-box fo:min-height="3.692cm"><text:p text:style-name="Frame_20_contents">These requirements are implemented in jbilling by using 'validators'. You could change <text:s/>which validators are applied to new passwords by changing the file 'validation.xml' in the source distribution of jbilling.</text:p></draw:text-box></draw:frame>Encryption</text:h>
      <text:p text:style-name="Standard">Passwords can be stored encrypted in the database. Since password do not need to be shown at any time, the encryption method is a 'one-way' encryption: once a password is encrypted, it can not be decrypted. This works because when a user tries to login, the entered password is encrypted and in this form compared with the one in the database (which is also encrypted). If they are the same, the authentication is successful.</text:p>
      <text:p text:style-name="Standard">In jbilling, the password of roles above customer are always encrypted, you do not need to do anything for this to happen. </text:p>
      <text:p text:style-name="Standard">Customer's password are optionally encrypted. You can enable it by using the property <text:span text:style-name="Code">password_encrypt_all</text:span> in <text:s/><text:span text:style-name="Code">jbilling.properties. </text:span>If 'true' all the passwords will be encrypted, otherwise only those of users with roles <text:span text:style-name="T1">above</text:span><text:span text:style-name="T2"> customer (clerks, administrators, etc).</text:span></text:p>
      <text:p text:style-name="P1">Why would you want the customer's password to be stored in plain-text? Having encrypted information in the database has its drawbacks. For example, you won't be able to tell a customer what her password is (although you can change it and tell her the new password). The feature to retrieve passwords (activated with the link 'Did you forget you password? In the login page) does not work if the password are stored encrypted. The customer would receive the password encrypted in the email, which is useless.</text:p>
      <text:h text:style-name="P4" text:outline-level="3">Limiting retries</text:h>
      <text:p text:style-name="P1">How many times do you allow a user to enter the wrong password in a row? A typical way to find someone's password is to simply try. If done in an automated way, this has a chance to be successful, compromising the user's account.</text:p>
      <text:p text:style-name="P1">To prevent this, you can configure jbilling to lock a user out if she tries too many times to login. You can do this by using a jbilling preference. The one in question is preference 39. If it is 0, then the feature is disabled an a user has unlimited attempts to login. If set to a number grater than 0, then that number is the number of times that your users can attempt to login. To learn how to change the value of a jbilling preference, read the Preferences section.</text:p>
      <text:p text:style-name="Standard"><text:span text:style-name="T2">If the limit of retires is reached, the account is locked-out by changing its password to the value in the property '</text:span><text:span text:style-name="Code"><text:span text:style-name="T2">lockout_password</text:span></text:span><text:span text:style-name="T2">' in jbilling.properties. Make sure to change this property from its default and to set it to a long, random string of up to 20 characters.</text:span></text:p>
      <text:h text:style-name="Heading_20_3" text:outline-level="3">Expiration</text:h>
      <text:p text:style-name="Standard">A good way to enhance the security of password is by making them expire. When the password expires, the user is forced to change it. This enforces the good practice of periodically changing a password, but it comes at a price. Users usually remember a few set of passwords, and forcing them to change them often leads to more events of forgotten passwords.</text:p>
      <text:p text:style-name="Standard">Thus, password expiration is optional in jbilling, and can be activated or deactivated at any time. You will be using a preference for this, in the case is preference 40. Set it to 0 if you do not want your passwords to expire; this is the default value.</text:p>
      <text:p text:style-name="Standard">If you want to enable password expiration, set the preference to a number higher than 0. The value will be the number of days the password id valid, passed that date, the password is expired and needs to be changed.</text:p>
      <text:p text:style-name="Standard">To learn how to setup preferences in jbilling, refer to the Preferences section.</text:p>
      <text:h text:style-name="Heading_20_2" text:outline-level="2">Securing jbilling with SSL</text:h>
      <text:p text:style-name="Standard">You would only want to use SSL when your users (customers or administrator) access jbilling using the Internet. If all the access to jbilling is done in a local network (LAN), then SSL is of little use.</text:p>
      <text:p text:style-name="Standard">The SSL protocol allows applications to communicate across a network in a way designed to prevent eavesdropping, tampering, and message forgery. SSL provides endpoint authentication and communications privacy over the Internet using cryptography.</text:p>
      <text:p text:style-name="Standard">jbilling does not implement or deal with SSL directly. Instead, it relies on Tomcat to do this, since it is the component that takes of serving the web pages of the jbilling web-based graphic user interface. Therefore, it is mostly Tomcat that you need to configure to use SSL. </text:p>
      <text:p text:style-name="Standard">The documentation on how to configure tomcat is here:</text:p>
      <text:p text:style-name="P3"><text:s/><text:a xlink:type="simple" xlink:href="http://tomcat.apache.org/tomcat-5.0-doc/ssl-howto.html">http://tomcat.apache.org/tomcat-5.0-doc/ssl-howto.html</text:a> </text:p>
      <text:p text:style-name="Standard">Let's go over the main points:</text:p>
      <text:list text:style-name="L2">
        <text:list-item>
          <text:p text:style-name="P9">You need to have a key. You can generate it yourself, but the browsers will give a warning. Otherwise, you can buy one from a certificate authority.</text:p>
        </text:list-item>
        <text:list-item>
          <text:p text:style-name="P9">Once you have a key (which is just a file), you need to edit the file <text:span text:style-name="Code">server.xml</text:span> located in <text:span text:style-name="Code">jbilling\server\default\deploy\jbossweb-tomcat50.sar</text:span> and change:</text:p>
          <text:list>
            <text:list-item>
              <text:p text:style-name="P9">Uncomment the SSL section</text:p>
            </text:list-item>
            <text:list-item>
              <text:p text:style-name="P9">Update the location and name of the key store</text:p>
            </text:list-item>
            <text:list-item>
              <text:p text:style-name="P9">Update the password of the key store</text:p>
            </text:list-item>
          </text:list>
        </text:list-item>
      </text:list>
      <text:p text:style-name="Standard">Once you have the ability to establish a secure connection with jbilling, you will want to avoid anyone having unsecured sessions. You can easily configure jbilling so it does not allow unsecured connections by having the property <text:span text:style-name="Code">force_https </text:span>in the <text:span text:style-name="Code">jbilling.properties</text:span> file set to 'true':</text:p>
      <text:p text:style-name="Standard"><text:span text:style-name="Code"><text:span text:style-name="T3"># redirect all unsecured requests (http port 80) to SSL (https port 443)</text:span></text:span></text:p>
      <text:p text:style-name="Standard"><text:span text:style-name="Code"><text:span text:style-name="T3">force_https=true</text:span></text:span></text:p>
      <text:p text:style-name="Standard">When this property is 'true', jbilling will verify that every requests starts with 'https' rather than 'http'. If an unsecured (http) request is detected, it is forwarded as 'http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1" svg:font-family="Tahoma"/>
    <style:font-face style:name="Courier New" svg:font-family="'Courier New'" style:font-family-generic="modern"/>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Verdana1" svg:font-family="Verdana" style:font-adornments="Bold Italic"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99cm" fo:margin-bottom="0.199cm" fo:text-align="start" style:justify-single-word="false" fo:orphans="2" fo:widows="2" style:register-true="false" fo:text-indent="0cm" style:auto-text-indent="true" style:writing-mode="lr-tb">
        <style:tab-stops/>
      </style:paragraph-properties>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Chapter_20_Subtitle" style:class="text" style:master-page-name="">
      <style:paragraph-properties fo:margin-left="0cm" fo:margin-right="0cm" fo:margin-top="0.423cm" fo:margin-bottom="0.212cm" fo:line-height="150%" fo:text-align="end" style:justify-single-word="false" fo:text-indent="0cm" style:auto-text-indent="false" fo:break-before="auto" fo:break-after="auto" fo:keep-with-next="always"/>
      <style:text-properties fo:color="#13544e" style:font-name="Verdana1" fo:font-size="32pt" fo:font-style="italic" fo:font-weight="bold"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top="0.423cm" fo:margin-bottom="0.106cm" fo:text-align="justify" style:justify-single-word="false" fo:keep-with-next="always"/>
      <style:text-properties fo:color="#13544e" style:font-name="Verdana"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master-page-name="" style:default-outline-level="2">
      <style:paragraph-properties fo:margin-left="0.25cm" fo:margin-right="0cm" fo:margin-top="0.423cm" fo:margin-bottom="0.106cm" style:register-true="false" fo:text-indent="0cm" style:auto-text-indent="false" fo:keep-with-next="always">
        <style:tab-stops/>
      </style:paragraph-properties>
      <style:text-properties fo:color="#13544e" style:font-name="Verdana" fo:font-size="14pt" style:font-size-asian="14pt"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499cm" fo:margin-right="0cm" fo:margin-top="0.423cm" fo:margin-bottom="0.106cm" fo:text-indent="0cm" style:auto-text-indent="false" fo:keep-with-next="always"/>
      <style:text-properties fo:color="#13544e" style:font-name="Verdana" fo:font-size="13pt" style:text-underline-style="solid" style:text-underline-width="auto" style:text-underline-color="font-color" style:font-size-asian="13pt" style:font-name-complex="Arial" style:font-size-complex="13pt" style:font-weight-complex="bold"/>
    </style:style>
    <style:style style:name="Heading_20_4" style:display-name="Heading 4" style:family="paragraph" style:parent-style-name="Heading" style:next-style-name="Text_20_body" style:class="text" style:default-outline-level="4">
      <style:paragraph-properties fo:margin-left="0.7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paragraph-properties fo:text-align="center" style:justify-single-word="false"/>
      <style:text-properties fo:font-style="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fo:margin-top="0.635cm" fo:margin-bottom="0cm"/>
      <style:text-properties fo:text-transform="uppercase" fo:font-size="12pt" fo:font-weight="bold" style:font-size-asian="12pt" style:font-weight-asian="bold" style:font-name-complex="Arial" style:font-weight-complex="bold"/>
    </style:style>
    <style:style style:name="Contents_20_2" style:display-name="Contents 2" style:family="paragraph" style:parent-style-name="Standard" style:next-style-name="Standard" style:class="index">
      <style:paragraph-properties fo:margin-top="0.423cm" fo:margin-bottom="0cm"/>
      <style:text-properties style:font-name="Times New Roman" fo:font-size="10pt" fo:font-weight="bold" style:font-size-asian="10pt"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388cm" fo:margin-right="0cm" fo:text-indent="0cm" style:auto-text-indent="false"/>
      <style:text-properties style:font-name="Times New Roman" fo:font-size="10pt" style:font-size-asian="10pt" style:font-size-complex="10pt"/>
    </style:style>
    <style:style style:name="Contents_20_4" style:display-name="Contents 4" style:family="paragraph" style:parent-style-name="Standard" style:next-style-name="Standard" style:class="index">
      <style:paragraph-properties fo:margin-left="0.776cm" fo:margin-right="0cm" fo:text-indent="0cm" style:auto-text-indent="false"/>
      <style:text-properties style:font-name="Times New Roman" fo:font-size="10pt" style:font-size-asian="10pt" style:font-size-complex="10pt"/>
    </style:style>
    <style:style style:name="Contents_20_5" style:display-name="Contents 5" style:family="paragraph" style:parent-style-name="Standard" style:next-style-name="Standard" style:class="index">
      <style:paragraph-properties fo:margin-left="1.164cm" fo:margin-right="0cm" fo:text-indent="0cm" style:auto-text-indent="false"/>
      <style:text-properties style:font-name="Times New Roman" fo:font-size="10pt" style:font-size-asian="10pt" style:font-size-complex="10pt"/>
    </style:style>
    <style:style style:name="Contents_20_6" style:display-name="Contents 6" style:family="paragraph" style:parent-style-name="Standard" style:next-style-name="Standard" style:class="index">
      <style:paragraph-properties fo:margin-left="1.552cm" fo:margin-right="0cm" fo:text-indent="0cm" style:auto-text-indent="false"/>
      <style:text-properties style:font-name="Times New Roman" fo:font-size="10pt" style:font-size-asian="10pt" style:font-size-complex="10pt"/>
    </style:style>
    <style:style style:name="Contents_20_7" style:display-name="Contents 7" style:family="paragraph" style:parent-style-name="Standard" style:next-style-name="Standard" style:class="index">
      <style:paragraph-properties fo:margin-left="1.94cm" fo:margin-right="0cm" fo:text-indent="0cm" style:auto-text-indent="false"/>
      <style:text-properties style:font-name="Times New Roman" fo:font-size="10pt" style:font-size-asian="10pt" style:font-size-complex="10pt"/>
    </style:style>
    <style:style style:name="Contents_20_8" style:display-name="Contents 8" style:family="paragraph" style:parent-style-name="Standard" style:next-style-name="Standard" style:class="index">
      <style:paragraph-properties fo:margin-left="2.328cm" fo:margin-right="0cm" fo:text-indent="0cm" style:auto-text-indent="false"/>
      <style:text-properties style:font-name="Times New Roman" fo:font-size="10pt" style:font-size-asian="10pt" style:font-size-complex="10pt"/>
    </style:style>
    <style:style style:name="Contents_20_9" style:display-name="Contents 9" style:family="paragraph" style:parent-style-name="Standard" style:next-style-name="Standard" style:class="index">
      <style:paragraph-properties fo:margin-left="2.716cm" fo:margin-right="0cm" fo:text-indent="0cm" style:auto-text-indent="false"/>
      <style:text-properties style:font-name="Times New Roman" fo:font-size="10pt" style:font-size-asian="10pt" style:font-size-complex="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Chapter_20_Subtitle" style:display-name="Chapter Subtitle" style:family="paragraph" style:parent-style-name="Heading" style:class="text">
      <style:text-properties fo:font-size="20pt" fo:font-weight="normal"/>
    </style:style>
    <style:style style:name="Menu" style:family="paragraph" style:parent-style-name="Heading_20_4"/>
    <style:style style:name="Body_20_Text_20_Indent_20_2" style:display-name="Body Text Indent 2" style:family="paragraph" style:parent-style-name="Standard">
      <style:paragraph-properties fo:margin-left="1.27cm" fo:margin-right="0cm" fo:text-indent="0cm" style:auto-text-indent="false"/>
      <style:text-properties fo:color="#0000ff"/>
    </style:style>
    <style:style style:name="Body_20_Text_20_Indent_20_3" style:display-name="Body Text Indent 3" style:family="paragraph" style:parent-style-name="Standard">
      <style:paragraph-properties fo:margin-left="2.54cm" fo:margin-right="0cm" fo:text-indent="-1.27cm" style:auto-text-indent="false"/>
      <style:text-properties fo:color="#0000ff"/>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13544e" style:text-underline-style="none"/>
    </style:style>
    <style:style style:name="WW8Num1z0" style:family="text">
      <style:text-properties fo:color="#000000"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fo:color="#000000"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Default_20_Paragraph_20_Font" style:display-name="Default Paragraph Font" style:family="text"/>
    <style:style style:name="Menu" style:family="text" style:parent-style-name="Default_20_Paragraph_20_Font">
      <style:text-properties fo:color="#89a9a6" style:font-name="Verdana" fo:font-size="11pt" fo:font-weight="bold" style:font-size-asian="11pt" style:font-weight-asian="bold"/>
    </style:style>
    <style:style style:name="WW8Num3z0" style:family="text">
      <style:text-properties style:font-name="Symbol"/>
    </style:style>
    <style:style style:name="WW8Num5z0" style:family="text">
      <style:text-properties fo:color="#000000"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fo:color="#000000"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Code" style:family="text">
      <style:text-properties style:font-name="Courier New1" fo:font-size="11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padding="0.15cm" fo:border="0.002cm solid #000000" style:shadow="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fo:font-family="'Courier New'" style:font-family-generic="modern" style:font-pitch="fixed"/>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fo:font-family="'Courier New'" style:font-family-generic="modern" style:font-pitch="fixed"/>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fo:font-family="'Courier New'" style:font-family-generic="modern" style:font-pitch="fixed"/>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fo:font-family="'Courier New'" style:font-family-generic="modern" style:font-pitch="fixed"/>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fo:font-family="'Courier New'" style:font-family-generic="modern" style:font-pitch="fixed"/>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fo:font-family="'Courier New'" style:font-family-generic="modern" style:font-pitch="fixed"/>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fo:font-family="'Courier New'" style:font-family-generic="modern" style:font-pitch="fixed"/>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3"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fo:font-family="'Courier New'" style:font-family-generic="modern" style:font-pitch="fixed"/>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3"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fo:font-family="'Courier New'" style:font-family-generic="modern" style:font-pitch="fixed"/>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fo:font-family="'Courier New'" style:font-family-generic="modern" style:font-pitch="fixed"/>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fo:font-family="'Courier New'" style:font-family-generic="modern" style:font-pitch="fixed"/>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fo:font-family="'Courier New'" style:font-family-generic="modern" style:font-pitch="fixed"/>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initial-creator>Emiliano Conde</meta:initial-creator>
    <meta:creation-date>2007-07-13T13:45:30</meta:creation-date>
    <dc:creator>Emiliano Conde</dc:creator>
    <dc:date>2007-07-13T14:02:50</dc:date>
    <dc:language>en-US</dc:language>
    <meta:editing-cycles>3</meta:editing-cycles>
    <meta:editing-duration>PT12M40S</meta:editing-duration>
    <meta:user-defined meta:name="Latest jbilling release">1.0.5</meta:user-defined>
    <meta:user-defined meta:name="Revision number">1</meta:user-defined>
    <meta:user-defined meta:name="Info 3"/>
    <meta:user-defined meta:name="Info 4"/>
    <meta:document-statistic meta:table-count="0" meta:image-count="0" meta:object-count="0" meta:page-count="4" meta:paragraph-count="61" meta:word-count="1840" meta:character-count="10647"/>
  </office:meta>
</office:document-meta>
</file>